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Th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Quic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rown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ox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Jumped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Over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h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Laz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og</text:p>
          </table:table-cell>
          <table:table-cell office:value-type="float" office:value="8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Elms</meta:initial-creator>
    <meta:creation-date>2013-11-20T11:28:03</meta:creation-date>
    <dc:date>2013-11-20T11:28:53</dc:date>
    <dc:creator>Paul Elms</dc:creator>
    <meta:editing-duration>P0D</meta:editing-duration>
    <meta:editing-cycles>1</meta:editing-cycles>
    <meta:document-statistic meta:table-count="1" meta:cell-count="18" meta:object-count="0"/>
    <meta:generator>LibreOffice/4.0.2.2$Linux_X86_64 LibreOffice_project/400m0$Build-2</meta:generator>
  </office:meta>
</office:document-meta>
</file>